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3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3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3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3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3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itre_20_document">
      <style:text-properties officeooo:rsid="00ce21da"/>
    </style:style>
    <style:style style:name="P63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4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9" style:family="paragraph" style:parent-style-name="Tableau_20_valeur">
      <style:text-properties officeooo:rsid="023a6a4b"/>
    </style:style>
    <style:style style:name="P70" style:family="paragraph" style:parent-style-name="Tableau_20_valeur">
      <style:text-properties officeooo:rsid="023a6a4b" officeooo:paragraph-rsid="00d45f0f"/>
    </style:style>
    <style:style style:name="P71" style:family="paragraph" style:parent-style-name="Tableau_20_valeur">
      <style:text-properties officeooo:rsid="023a6a4b" officeooo:paragraph-rsid="0132f39a"/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3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3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4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5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7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6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68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287881458688">
              <table:table-cell table:style-name="Tableau2.A1" table:number-columns-spanned="2" office:value-type="string">
                <text:list xml:id="list2923241128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287882246368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287882412528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287882407600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287882261344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287882261840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287882422880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287882423488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287882424096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287882215344">
                <table:table-cell table:style-name="Tableau1.A1" table:number-columns-spanned="2" office:value-type="string">
                  <text:list xml:id="list184030124229707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287882723248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287882768944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287882605536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287882779888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287882785440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287882786048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287882786816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287882797184">
                <table:table-cell table:style-name="Tableau1.A3" office:value-type="string">
                  <text:p text:style-name="P14"><office:annotation><dc:creator>bleybaert</dc:creator><dc:date>2020-02-10T10:13:20.663951841</dc:date><meta:creator-initials>ble</meta:creator-initials><text:p text:style-name="P78"><text:span text:style-name="T15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287882798064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287882798672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287882799280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287882800048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287882800816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287882801584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287882802352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287882803120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287882803888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287882804656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9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287882490112">
                  <table:table-cell table:style-name="Tableau14.A1" table:number-columns-spanned="2" office:value-type="string">
                    <text:list xml:id="list184030127632276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287883012816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287883151440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287883157632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287883149568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287883150720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287883166048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287883166656"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287883167264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287883168144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287883168752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287883169360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287883169968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287883170576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287883171184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287883172336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287883173024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287883174336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287883175904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70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287883031216">
                    <table:table-cell table:style-name="Table1.A1" table:number-columns-spanned="2" office:value-type="string">
                      <text:list xml:id="list184031821205457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87882826192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287883361184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287883523648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287883334864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287883528800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287883529408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287883538384">
                    <table:table-cell table:style-name="Table1.A16" office:value-type="string">
                      <text:p text:style-name="P34">Service <text:span text:style-name="T11">gestionnaire</text:span></text:p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287883538768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287883539648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287883540256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287883540864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287883541472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287883542080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287883542688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287883543840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287883544448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287883545728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287883547136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subact.plan</text:span></text:p></office:annotation>Plan</text:p>
                    </table:table-cell>
                    <table:table-cell table:style-name="Table1.B19" office:value-type="string">
                      <text:p text:style-name="P71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287883557120">
                      <table:table-cell table:style-name="Table2.A1" table:number-columns-spanned="2" office:value-type="string">
                        <text:list xml:id="list184030366581042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287883560048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287883616224">
                      <table:table-cell table:style-name="Table2.A3" office:value-type="string">
                        <text:p text:style-name="P25">Service</text:p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287883611200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287883626576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287883614496">
                    <table:table-cell table:style-name="Tableau3.A1" table:number-columns-spanned="2" office:value-type="string">
                      <text:list xml:id="list184031998224617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87883636128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287883681856">
                    <table:table-cell table:style-name="Tableau3.A3" office:value-type="string">
                      <text:p text:style-name="P24">Service</text:p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287883677696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287883692336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2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5-10T18:40:29.773396316</dc:date>
    <meta:editing-duration>P2DT23H53M30S</meta:editing-duration>
    <meta:editing-cycles>479</meta:editing-cycles>
    <meta:document-statistic meta:table-count="6" meta:image-count="0" meta:object-count="0" meta:page-count="4" meta:paragraph-count="169" meta:word-count="357" meta:character-count="3221" meta:non-whitespace-character-count="3106"/>
  </office:meta>
</office:document-meta>
</file>